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Arial" style:font-family-asian="Arial" style:font-family-complex="Arial" fo:background-color="transparent" fo:color="#0066cc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bold" fo:font-family="'Arial Black'" style:font-family-asian="'Arial Black'" style:font-family-complex="'Arial Black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00pt" fo:font-weight="bold" fo:font-family="Arial" style:font-family-asian="Arial" style:font-family-complex="Arial" fo:background-color="transparent" fo:color="#0066cc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draw:frame text:anchor-type="as-char" svg:width="65.62mm" svg:height="37.57mm" style:rel-width="scale" style:rel-height="scale"><draw:object-ole xlink:href="OleObj1"/><draw:image xlink:href="ObjectReplacements/OleObj1"/></draw:frame><text:span text:style-name="T2">Arsoy Turap Hertzstr. 1, 69126 </text:span></text:p>
      <text:p text:style-name="P1"><text:span text:style-name="T2"><text:s text:c="55"/>Heidelberg</text:span></text:p>
      <text:p text:style-name="P1"><text:span text:style-name="T2"><text:s text:c="55"/>St.<text:s text:c="2"/>Nr.<text:s text:c="2"/>32006/50701<text:s text:c="54"/>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<text:s text:c="81"/>Heidelberg,05.02.2017.</text:span></text:p>
      <text:p text:style-name="P1"><text:span text:style-name="T4"><text:s text:c="81"/>Rechnung Nr.<text:s text:c="4"/>1 207<text:s text:c="29"/></text:span></text:p>
      <text:p text:style-name="P1"><text:span text:style-name="T5"/></text:p>
      <text:p text:style-name="P1"><text:span text:style-name="T5"/></text:p>
      <text:p text:style-name="P1"><text:span text:style-name="T6">RECHNUNG</text:span></text:p>
      <text:p text:style-name="P1"><text:span text:style-name="T7"/></text:p>
      <text:p text:style-name="P1"><text:span text:style-name="T8">Über das PKW<text:s/></text:span><text:span text:style-name="T9">–</text:span><text:span text:style-name="T10"><text:s/>waschen in meiner Waschstraße, nach</text:span></text:p>
      <text:p text:style-name="P1"><text:span text:style-name="T11">beigefügten Waschnachweis. Vielen Dank für Ihr vertrauen.</text:span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3"><text:s text:c="90"/></text:span></text:p>
      <text:p text:style-name="P1"><text:span text:style-name="T13">Tel:<text:s text:c="2"/>06221 / 302174<text:tab/><text:tab/><text:tab/><text:tab/><text:tab/><text:tab/>Volksbank Kurpfalz e.G. Heidelberg</text:span></text:p>
      <text:p text:style-name="P1"><text:span text:style-name="T13">Fax: 06221 / 303390<text:tab/><text:tab/><text:tab/><text:tab/><text:tab/><text:tab/>BLZ: 672 901 00</text:span></text:p>
      <text:p text:style-name="P1"><text:span text:style-name="T13">Zahlbar sofort nach Erhalt der Rechnung<text:tab/><text:tab/><text:tab/>Knto.- Nr.: 141 429 08</text:span></text:p>
      <text:p text:style-name="P1"><text:span text:style-name="T13">BIC: GENODE61HD3</text:span></text:p>
      <text:p text:style-name="P1"><text:span text:style-name="T13">IBAN :<text:s text:c="2"/>DE 61672901000014142908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